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0D1CA24966E32F9E79D.png" manifest:media-type="image/png"/>
  <manifest:file-entry manifest:full-path="Pictures/10000201000003A0000002F668FF139A15AD8B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x="0.0937in" svg:y="0.3311in" svg:width="6.6929in" svg:height="5.4665in" draw:z-index="2"><draw:image xlink:href="Pictures/10000201000003A0000002F668FF139A15AD8B16.png" xlink:type="simple" xlink:show="embed" xlink:actuate="onLoad" loext:mime-type="image/png"/></draw:frame></text:p>
      <text:p text:style-name="Standard"/>
      <text:p text:style-name="Standard"><draw:frame draw:style-name="fr2" draw:name="Image1" text:anchor-type="char" svg:width="6.5626in" svg:height="2.1772in" draw:z-index="0"><draw:image xlink:href="Pictures/1000020100000276000000D1CA24966E32F9E79D.png" xlink:type="simple" xlink:show="embed" xlink:actuate="onLoad" loext:mime-type="image/png"/></draw:frame><draw:frame draw:style-name="fr2" draw:name="Image3" text:anchor-type="char" svg:width="6.5626in" svg:height="2.1772in" draw:z-index="1"><draw:image xlink:href="Pictures/1000020100000276000000D1CA24966E32F9E7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1:51:33.068857380</meta:creation-date>
    <dc:date>2021-12-23T11:52:24.204957823</dc:date>
    <meta:editing-duration>PT5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